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rsid="0051a912" officeooo:paragraph-rsid="0056d1af"/>
    </style:style>
    <style:style style:name="P6" style:family="paragraph" style:parent-style-name="Text_20_body">
      <style:text-properties officeooo:paragraph-rsid="0056d1af"/>
    </style:style>
    <style:style style:name="P7" style:family="paragraph" style:parent-style-name="Text_20_body" style:list-style-name="L1">
      <style:text-properties officeooo:paragraph-rsid="0056d1af"/>
    </style:style>
    <style:style style:name="P8" style:family="paragraph" style:parent-style-name="Text_20_body">
      <style:text-properties officeooo:paragraph-rsid="0056f8d0"/>
    </style:style>
    <style:style style:name="P9" style:family="paragraph" style:parent-style-name="Text_20_body">
      <style:text-properties officeooo:paragraph-rsid="005a143a"/>
    </style:style>
    <style:style style:name="P10" style:family="paragraph" style:parent-style-name="DocText">
      <style:text-properties officeooo:paragraph-rsid="0056d1af"/>
    </style:style>
    <style:style style:name="P11" style:family="paragraph" style:parent-style-name="DocText">
      <style:text-properties officeooo:paragraph-rsid="0056f8d0"/>
    </style:style>
    <style:style style:name="P12" style:family="paragraph" style:parent-style-name="DocText">
      <style:text-properties officeooo:paragraph-rsid="0058a576"/>
    </style:style>
    <style:style style:name="P13" style:family="paragraph" style:parent-style-name="DocText">
      <style:text-properties officeooo:paragraph-rsid="0059161b"/>
    </style:style>
    <style:style style:name="P14" style:family="paragraph" style:parent-style-name="DocText">
      <style:text-properties officeooo:paragraph-rsid="005a143a"/>
    </style:style>
    <style:style style:name="P15" style:family="paragraph" style:parent-style-name="DocText" style:list-style-name="L2">
      <style:text-properties officeooo:paragraph-rsid="005a143a"/>
    </style:style>
    <style:style style:name="P16" style:family="paragraph" style:parent-style-name="DocHeading2">
      <style:text-properties officeooo:paragraph-rsid="0056d1af"/>
    </style:style>
    <style:style style:name="P17" style:family="paragraph" style:parent-style-name="DocCode">
      <style:text-properties officeooo:paragraph-rsid="0056f8d0"/>
    </style:style>
    <style:style style:name="P18" style:family="paragraph" style:parent-style-name="DocCode">
      <style:text-properties fo:font-weight="bold" style:font-weight-asian="bold" style:font-weight-complex="bold"/>
    </style:style>
    <style:style style:name="P19" style:family="paragraph" style:parent-style-name="DocCode">
      <style:text-properties fo:font-weight="normal" officeooo:paragraph-rsid="0056f8d0" style:font-weight-asian="normal" style:font-weight-complex="normal"/>
    </style:style>
    <style:style style:name="P20" style:family="paragraph" style:parent-style-name="DocCode">
      <style:text-properties fo:font-weight="normal" officeooo:paragraph-rsid="005a143a" style:font-weight-asian="normal" style:font-weight-complex="normal"/>
    </style:style>
    <style:style style:name="P21" style:family="paragraph" style:parent-style-name="DocCode">
      <style:text-properties officeooo:paragraph-rsid="0058a576"/>
    </style:style>
    <style:style style:name="P22" style:family="paragraph" style:parent-style-name="DocCode">
      <style:text-properties officeooo:paragraph-rsid="005a143a"/>
    </style:style>
    <style:style style:name="P23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24" style:family="paragraph" style:parent-style-name="DocHeading1">
      <style:text-properties officeooo:rsid="004c3c11" officeooo:paragraph-rsid="0056d1af"/>
    </style:style>
    <style:style style:name="P25" style:family="paragraph" style:parent-style-name="DocHeading1">
      <style:text-properties officeooo:paragraph-rsid="0056d1af"/>
    </style:style>
    <style:style style:name="P26" style:family="paragraph" style:parent-style-name="DocHeading1">
      <style:text-properties officeooo:paragraph-rsid="00594c7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6d1af"/>
    </style:style>
    <style:style style:name="T4" style:family="text">
      <style:text-properties officeooo:rsid="0056f8d0"/>
    </style:style>
    <style:style style:name="T5" style:family="text">
      <style:text-properties officeooo:rsid="0058a576"/>
    </style:style>
    <style:style style:name="T6" style:family="text">
      <style:text-properties officeooo:rsid="0059161b"/>
    </style:style>
    <style:style style:name="T7" style:family="text">
      <style:text-properties officeooo:rsid="00594c70"/>
    </style:style>
    <style:style style:name="T8" style:family="text">
      <style:text-properties officeooo:rsid="005a14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23"><text:title>Example Motion Model</text:title></text:p>
      <text:h text:style-name="P24" text:outline-level="1"><text:span text:style-name="T3">introduction</text:span></text:h>
      <text:p text:style-name="P5"><text:span text:style-name="T3">This document presents an example of a configured motion model. <text:s/>The example is broken down and each section of the motion model is explained. <text:s/>The example shown here is based on the standard 6DOF motion model.</text:span></text:p>
      <text:h text:style-name="P16" text:outline-level="2"><text:span text:style-name="T3">Required Knowledge</text:span></text:h>
      <text:p text:style-name="P6"><text:span text:style-name="T3">This documentation assumes the user is familiar with the C++ programming language. <text:s/>At a minimum, you should have a firm understanding of the following items:</text:span></text:p>
      <text:list xml:id="list1001104976" text:style-name="L1">
        <text:list-item>
          <text:p text:style-name="P7"><text:span text:style-name="T3">Division between source (*.cpp) and header (*.h) files.</text:span></text:p>
        </text:list-item>
        <text:list-item>
          <text:p text:style-name="P7"><text:span text:style-name="T3">C++ class declaration syntax.</text:span></text:p>
        </text:list-item>
        <text:list-item>
          <text:p text:style-name="P7"><text:span text:style-name="T3">C++ function declaration syntax.</text:span></text:p>
        </text:list-item>
        <text:list-item>
          <text:p text:style-name="P7"><text:span text:style-name="T3">C++ variable types.</text:span></text:p>
        </text:list-item>
        <text:list-item>
          <text:p text:style-name="P7"><text:span text:style-name="T3">Preprocessor directives to include header files.</text:span></text:p>
        </text:list-item>
      </text:list>
      <text:h text:style-name="P25" text:outline-level="1"><text:span text:style-name="T3">File Location</text:span></text:h>
      <text:p text:style-name="P6"><text:span text:style-name="T3">All the files for the motion models are located under the OpenSEA installation directory, under the following path:</text:span></text:p>
      <text:p text:style-name="DocCode"><text:span text:style-name="T3">&lt;OpenSEA Install Directory&gt;/lib/motion_model</text:span></text:p>
      <text:p text:style-name="DocText"><text:span text:style-name="T3"/></text:p>
      <text:p text:style-name="P10"><text:span text:style-name="T3">Each custom motion model is contained in its own separate directory. <text:s/>There are 30 custom motion models available. <text:s/>They are named motion_model1 through motion_model30. <text:s/>Although the names are unimaginative, these filenames must be used. <text:s/>The individual model names can be changed inside the code, but the filenames must remain the same. <text:s/>Otherwise, oFreq will not know how to find the files.</text:span></text:p>
      <text:h text:style-name="P25" text:outline-level="1"><text:span text:style-name="T3">Integration Method</text:span></text:h>
      <text:p text:style-name="P6"><text:span text:style-name="T3">Each of the motion models are compiled as their own library files. <text:s/>oFreq then links to the compiled library files at run time. <text:s/>By directly writing the library files, this gives you unlimited flexibility for the complexity of the motion model. <text:s/>You can even create and include other classes in the motion model. <text:s/>But </text:span><text:soft-page-break/><text:span text:style-name="T3">at the same time, the user does not need to understand the design behind the rest of oFreq. <text:s/>(The user is certainly welcome to explore oFreq. <text:s/>All source code is available. <text:s/>But such an undertaking is not required just to program a motion model.)</text:span></text:p>
      <text:h text:style-name="P25" text:outline-level="1"><text:span text:style-name="T3">File Division</text:span></text:h>
      <text:p text:style-name="P6"><text:span text:style-name="T3">A motion model brings together several equations of motion. <text:s/>Each equation of motion is its own class definition. <text:s/>The classes are incorporated into the motion model and objects created. <text:s/>The user can create unlimited number of classes for equations of motion. <text:s/>But there can only be one motion model. <text:s/>This is the point of interface with the rest of oFreq.</text:span></text:p>
      <text:h text:style-name="P25" text:outline-level="1"><text:span text:style-name="T3">Header file – Motion Model</text:span></text:h>
      <text:p text:style-name="P6"><text:span text:style-name="T3">The following example shows the header file for the motion model. <text:s/>Although this header file is setup for the standard 6DOF model, the same coding principles apply. <text:s/>In fact, the standard motion models are merely custom motion models that come preconfigured.</text:span></text:p>
      <text:p text:style-name="P8"><text:span text:style-name="T4">The first section is just general header information .</text:span></text:p>
      <text:p text:style-name="DocCode"><text:span text:style-name="T4">/*----------------------------------------*- C++ -*--------------------------------------------*\</text:span></text:p>
      <text:p text:style-name="DocCode"><text:span text:style-name="T4">| O pen <text:s text:c="8"/>| OpenSea: The Open Source Seakeeping Suite <text:s text:c="36"/>|</text:span></text:p>
      <text:p text:style-name="DocCode"><text:span text:style-name="T4">| S eakeeping<text:tab/> <text:s/>| Web: <text:s text:c="4"/>www.opensea.dmsonline.us <text:s text:c="44"/>|</text:span></text:p>
      <text:p text:style-name="DocCode"><text:span text:style-name="T4">| E valuation <text:s text:c="2"/>| <text:s text:c="78"/>|</text:span></text:p>
      <text:p text:style-name="DocCode"><text:span text:style-name="T4">| A nalysis <text:s text:c="4"/>| <text:s text:c="78"/>|</text:span></text:p>
      <text:p text:style-name="DocCode"><text:span text:style-name="T4">\*---------------------------------------------------------------------------------------------*/</text:span></text:p>
      <text:p text:style-name="DocCode"><text:span text:style-name="T4"/></text:p>
      <text:p text:style-name="DocCode"><text:span text:style-name="T4">/*---------------------------------------------------------------------------------------------*\</text:span></text:p>
      <text:p text:style-name="DocCode"><text:span text:style-name="T4"><text:s/>*Revision History</text:span></text:p>
      <text:p text:style-name="DocCode"><text:span text:style-name="T4"><text:s/>*------------------------------------------------------------------------------------------</text:span></text:p>
      <text:p text:style-name="DocCode"><text:span text:style-name="T4"><text:s/>*Date<text:tab/><text:tab/>Author<text:tab/><text:tab/><text:tab/><text:tab/>Description</text:span></text:p>
      <text:p text:style-name="DocCode"><text:span text:style-name="T4"><text:s/>*----------------------------------------------------------------------------------------------</text:span></text:p>
      <text:p text:style-name="DocCode"><text:span text:style-name="T4"><text:s/>*Mar 09 2013<text:tab/>Nicholas Barczak<text:tab/><text:tab/>Initially Created</text:span></text:p>
      <text:p text:style-name="DocCode"><text:span text:style-name="T4"><text:s/>*</text:span></text:p>
      <text:p text:style-name="DocCode"><text:span text:style-name="T4">\*---------------------------------------------------------------------------------------------*/</text:span></text:p>
      <text:p text:style-name="DocCode"><text:span text:style-name="T4"/></text:p>
      <text:p text:style-name="P11"><text:span text:style-name="T4"/></text:p>
      <text:p text:style-name="P11"><text:span text:style-name="T4">This section is legally required licensing information. <text:s/>Under the terms of the GNU license, it must be included. <text:s/>This also provides legal if the user created a new custom motion model and wanted to redistribute it.</text:span></text:p>
      <text:p text:style-name="DocCode"><text:span text:style-name="T4">//License</text:span></text:p>
      <text:p text:style-name="DocCode"><text:span text:style-name="T4">/*---------------------------------------------------------------------------------------------*\</text:span></text:p>
      <text:p text:style-name="DocCode"><text:span text:style-name="T4"><text:s/>*Copyright Datawave Marine Solutions, 2013.</text:span></text:p>
      <text:p text:style-name="DocCode"><text:span text:style-name="T4"><text:s/>*This file is part of OpenSEA.</text:span></text:p>
      <text:p text:style-name="DocCode"><text:span text:style-name="T4"/></text:p>
      <text:p text:style-name="DocCode"><text:span text:style-name="T4"><text:s/>*OpenSEA is free software: you can redistribute it and/or modify</text:span></text:p>
      <text:p text:style-name="DocCode"><text:span text:style-name="T4"><text:s/>*it under the terms of the GNU General Public License as published by</text:span></text:p>
      <text:p text:style-name="DocCode"><text:span text:style-name="T4"><text:s/>*the Free Software Foundation, either version 3 of the License, or</text:span></text:p>
      <text:p text:style-name="DocCode"><text:span text:style-name="T4"><text:s/>*(at your option) any later version.</text:span></text:p>
      <text:p text:style-name="DocCode"><text:span text:style-name="T4"/></text:p>
      <text:p text:style-name="DocCode"><text:span text:style-name="T4"><text:s/>*OpenSEA is distributed in the hope that it will be useful,</text:span></text:p>
      <text:p text:style-name="DocCode"><text:span text:style-name="T4"><text:s/>*but WITHOUT ANY WARRANTY; without even the implied warranty of</text:span></text:p>
      <text:p text:style-name="DocCode"><text:span text:style-name="T4"><text:s/>*MERCHANTABILITY or FITNESS FOR A PARTICULAR PURPOSE. <text:s/>See the</text:span></text:p>
      <text:p text:style-name="DocCode"><text:span text:style-name="T4"><text:s/>*GNU General Public License for more details.</text:span></text:p>
      <text:p text:style-name="DocCode"><text:span text:style-name="T4"/></text:p>
      <text:p text:style-name="DocCode"><text:span text:style-name="T4"><text:s/>*You should have received a copy of the GNU General Public License</text:span></text:p>
      <text:p text:style-name="DocCode"><text:span text:style-name="T4"><text:s/>*along with OpenSEA. <text:s/>If not, see &lt;http://www.gnu.org/licenses/&gt;.</text:span></text:p>
      <text:p text:style-name="DocCode"><text:span text:style-name="T4">\*---------------------------------------------------------------------------------------------*/</text:span></text:p>
      <text:p text:style-name="DocCode"><text:span text:style-name="T4"/></text:p>
      <text:p text:style-name="DocText"><text:span text:style-name="T4"/></text:p>
      <text:p text:style-name="P11"><text:soft-page-break/><text:span text:style-name="T4">The next section is preprocessor declarations. <text:s/>Most important here is to notice the three lines at the bottom.</text:span></text:p>
      <text:p text:style-name="DocCode"><text:span text:style-name="T4">//################################# Class Separator ############################################</text:span></text:p>
      <text:p text:style-name="DocCode"><text:span text:style-name="T4">#ifndef MODEL6DOF_H</text:span></text:p>
      <text:p text:style-name="DocCode"><text:span text:style-name="T4">#define MODEL6DOF_H</text:span></text:p>
      <text:p text:style-name="DocCode"><text:span text:style-name="T4">#include &lt;QObject&gt;</text:span></text:p>
      <text:p text:style-name="DocCode"><text:span text:style-name="T4">#ifdef Q_OS_WIN</text:span></text:p>
      <text:p text:style-name="DocCode"><text:span text:style-name="T4"><text:s text:c="4"/>//Include statements specific to windows</text:span></text:p>
      <text:p text:style-name="DocCode"><text:span text:style-name="T4">#elif defined Q_OS_LINUX</text:span></text:p>
      <text:p text:style-name="DocCode"><text:span text:style-name="T4"><text:s text:c="4"/>//Include statements specific to linux</text:span></text:p>
      <text:p text:style-name="DocCode"><text:span text:style-name="T4">#endif</text:span></text:p>
      <text:p text:style-name="P18"><text:span text:style-name="T4">#include "motionmodel.h"</text:span></text:p>
      <text:p text:style-name="P18"><text:span text:style-name="T4">#include "eqntranslation.h"</text:span></text:p>
      <text:p text:style-name="P18"><text:span text:style-name="T4">#include "eqnrotation.h"</text:span></text:p>
      <text:p text:style-name="DocCode"><text:span text:style-name="T4"/></text:p>
      <text:p text:style-name="P17"><text:span text:style-name="T4">//################################# Class Separator ############################################</text:span></text:p>
      <text:p text:style-name="P11"><text:span text:style-name="T4"/></text:p>
      <text:p text:style-name="P11"><text:span text:style-name="T4">These three lines tell the compiler to import the necessary files to understand the equations of motion you will use. <text:s/>And it brings in all the code that built the supporting framework of the motion model.</text:span></text:p>
      <text:p text:style-name="P11"><text:span text:style-name="T4"/></text:p>
      <text:p text:style-name="P11"><text:span text:style-name="T4">Next are the namespace declarations. <text:s/>Include the entire class declaration within these. <text:s/>oFreq expects the motion model to be part of the namespace </text:span></text:p>
      <text:p text:style-name="DocCode"><text:span text:style-name="T4">osea::ofreq</text:span></text:p>
      <text:p text:style-name="DocText"><text:span text:style-name="T4"/></text:p>
      <text:p text:style-name="DocCode"><text:span text:style-name="T4">//Namespace declarations</text:span></text:p>
      <text:p text:style-name="DocCode"><text:span text:style-name="T4"/></text:p>
      <text:p text:style-name="DocCode"><text:span text:style-name="T4">//=================================Section Separator ===========================================</text:span></text:p>
      <text:p text:style-name="DocCode"><text:span text:style-name="T4">/**</text:span></text:p>
      <text:p text:style-name="DocCode"><text:span text:style-name="T4"><text:s/>* The namespace for all code created under the OpenSEA project. <text:s/>There are also several sub-namespaces, one</text:span></text:p>
      <text:p text:style-name="DocCode"><text:span text:style-name="T4"><text:s/>* associated with each primary program under osea.</text:span></text:p>
      <text:p text:style-name="DocCode"><text:span text:style-name="T4"><text:s/>* 1.) <text:s/>ohydro: <text:s/>Code associated with the program ohydro.</text:span></text:p>
      <text:p text:style-name="DocCode"><text:span text:style-name="T4"><text:s/>* 2.) <text:s/>ofreq: <text:s text:c="2"/>Code associated with the program ofreq.</text:span></text:p>
      <text:p text:style-name="DocCode"><text:span text:style-name="T4"><text:s/>* 3.) <text:s/>otime: <text:s text:c="2"/>Code associated with the program otime.</text:span></text:p>
      <text:p text:style-name="DocCode"><text:span text:style-name="T4"><text:s/>* 4.) <text:s/>ofourier: <text:s/>Code associated with the program ofourier.</text:span></text:p>
      <text:p text:style-name="DocCode"><text:span text:style-name="T4"><text:s/>* 5.) <text:s/>obatch: <text:s text:c="3"/>Code associated with the program obatch.</text:span></text:p>
      <text:p text:style-name="DocCode"><text:span text:style-name="T4"><text:s/>* 6.) <text:s/>guisea: <text:s text:c="3"/>Code assocaited with the GUI that interacts with all OpenSEA programs.</text:span></text:p>
      <text:p text:style-name="DocCode"><text:span text:style-name="T4"><text:s/>* Any code that may have common utility amongst all programs, such as file reading objects, goes under the generic</text:span></text:p>
      <text:p text:style-name="DocCode"><text:span text:style-name="T4"><text:s/>* osea namespace. <text:s/>Any code that is only useful within the specific program it serves, goes under the specific</text:span></text:p>
      <text:p text:style-name="DocCode"><text:span text:style-name="T4"><text:s/>* namespace. <text:s/>When in doubt, default to just the osea namespace.</text:span></text:p>
      <text:p text:style-name="DocCode"><text:span text:style-name="T4"><text:s/>*</text:span></text:p>
      <text:p text:style-name="DocCode"><text:span text:style-name="T4"><text:s/>* The namespaces are not intended to create an organizational structure. <text:s/>They are only intended to prevent</text:span></text:p>
      <text:p text:style-name="DocCode"><text:span text:style-name="T4"><text:s/>* name conflicts.</text:span></text:p>
      <text:p text:style-name="DocCode"><text:span text:style-name="T4"><text:s/>*/</text:span></text:p>
      <text:p text:style-name="DocCode"><text:span text:style-name="T4">namespace osea</text:span></text:p>
      <text:p text:style-name="DocCode"><text:span text:style-name="T4">{</text:span></text:p>
      <text:p text:style-name="DocCode"><text:span text:style-name="T4"/></text:p>
      <text:p text:style-name="P17"><text:span text:style-name="T4">//=================================Section Separator ===========================================</text:span></text:p>
      <text:p text:style-name="DocCode"><text:span text:style-name="T4">/**</text:span></text:p>
      <text:p text:style-name="DocCode"><text:span text:style-name="T4"><text:s/>* The namespace of all code specifically associated with ofreq.</text:span></text:p>
      <text:p text:style-name="DocCode"><text:span text:style-name="T4"><text:s/>*/</text:span></text:p>
      <text:p text:style-name="DocCode"><text:span text:style-name="T4">namespace ofreq</text:span></text:p>
      <text:p text:style-name="DocCode"><text:span text:style-name="T4">{</text:span></text:p>
      <text:p text:style-name="DocCode"><text:span text:style-name="T4"/></text:p>
      <text:p text:style-name="DocText"><text:span text:style-name="T4"/></text:p>
      <text:p text:style-name="P11"><text:span text:style-name="T4">Next is a large section of explanatory text on how to use the motion model. <text:s/>It is an abbreviated version of this help file. <text:s/></text:span><text:span text:style-name="T8">The text is excluded for brevity.</text:span></text:p>
      <text:p text:style-name="P19"><text:span text:style-name="T4">//################################# Class Separator ############################################</text:span></text:p>
      <text:p text:style-name="DocCode"><text:span text:style-name="T4">/**</text:span></text:p>
      <text:p text:style-name="DocCode"><text:span text:style-name="T4"><text:s/>* @brief The motion model for standard six-degree of freedom rigid-body dynamics problems.</text:span></text:p>
      <text:p text:style-name="DocCode"><text:span text:style-name="T4"><text:s/>*</text:span></text:p>
      <text:p text:style-name="DocCode"><text:soft-page-break/><text:span text:style-name="T4"><text:s/>* ------------------------------------------------------------------------------------------</text:span></text:p>
      <text:p text:style-name="DocCode"><text:span text:style-name="T4"><text:s/>*</text:span></text:p>
      <text:p text:style-name="DocCode"><text:span text:style-name="T4"><text:s text:c="3"/>...</text:span></text:p>
      <text:p text:style-name="DocCode"><text:span text:style-name="T4"><text:s/>*</text:span></text:p>
      <text:p text:style-name="DocCode"><text:span text:style-name="T4"><text:s/>* @sa AddEquation()</text:span></text:p>
      <text:p text:style-name="DocCode"><text:span text:style-name="T4"><text:s/>* @sa EquationofMotion</text:span></text:p>
      <text:p text:style-name="DocCode"><text:span text:style-name="T4"><text:s/>*/</text:span></text:p>
      <text:p text:style-name="DocText"><text:span text:style-name="T4"/></text:p>
      <text:p text:style-name="P11"><text:span text:style-name="T4">Finally we come to the class declaration. <text:s/>Pay special attention and notice that the class inherited the parent class of “MotionModel”. <text:s/>This applies all the necessary framework to make the motion model work.</text:span></text:p>
      <text:p text:style-name="P12"><text:span text:style-name="T5">The first couple functions are constructors and destructors. <text:s/>Just leave these as they are. <text:s/>They are configured correctly and do not need any changes for the model customization. <text:s/>If you do want to change the constructors, we highly recommend that you first read the developer documentation on the motion model to thoroughly understand how it interacts with oFreq.</text:span></text:p>
      <text:p text:style-name="DocCode"><text:span text:style-name="T4">class Model6DOF : public MotionModel</text:span></text:p>
      <text:p text:style-name="DocCode"><text:span text:style-name="T4">{</text:span></text:p>
      <text:p text:style-name="DocCode"><text:span text:style-name="T4">//================================Section Separator ==========================================</text:span></text:p>
      <text:p text:style-name="DocCode"><text:span text:style-name="T4">public:</text:span></text:p>
      <text:p text:style-name="DocCode"><text:span text:style-name="T4"><text:s text:c="4"/>//-----------------------------Function Separator------------------------------------------</text:span></text:p>
      <text:p text:style-name="DocCode"><text:span text:style-name="T4"><text:s text:c="4"/>/**</text:span></text:p>
      <text:p text:style-name="DocCode"><text:span text:style-name="T4"><text:s text:c="5"/>* @brief The default constructor</text:span></text:p>
      <text:p text:style-name="DocCode"><text:span text:style-name="T4"><text:s text:c="5"/>*/</text:span></text:p>
      <text:p text:style-name="DocCode"><text:span text:style-name="T4"><text:s text:c="4"/>Model6DOF();</text:span></text:p>
      <text:p text:style-name="DocCode"><text:span text:style-name="T4"/></text:p>
      <text:p text:style-name="P17"><text:span text:style-name="T4"><text:s text:c="4"/>//-----------------------------Function Separator------------------------------------------</text:span></text:p>
      <text:p text:style-name="DocCode"><text:span text:style-name="T4"><text:s text:c="4"/>/**</text:span></text:p>
      <text:p text:style-name="DocCode"><text:span text:style-name="T4"><text:s text:c="5"/>* @brief Constructor. <text:s/>This is the preferred constructor as it supplies the body data.</text:span></text:p>
      <text:p text:style-name="DocCode"><text:span text:style-name="T4"><text:s text:c="5"/>* @param listBodIn The vector of the body objects to input.</text:span></text:p>
      <text:p text:style-name="DocCode"><text:span text:style-name="T4"><text:s text:c="5"/>*/</text:span></text:p>
      <text:p text:style-name="DocCode"><text:span text:style-name="T4"><text:s text:c="4"/>Model6DOF(std::vector&lt;Body&gt; &amp;listBodIn);</text:span></text:p>
      <text:p text:style-name="DocCode"><text:span text:style-name="T4"/></text:p>
      <text:p text:style-name="P17"><text:span text:style-name="T4"><text:s text:c="4"/>//-----------------------------Function Separator------------------------------------------</text:span></text:p>
      <text:p text:style-name="DocCode"><text:span text:style-name="T4"><text:s text:c="4"/>/**</text:span></text:p>
      <text:p text:style-name="DocCode"><text:span text:style-name="T4"><text:s text:c="5"/>* Default destructor.</text:span></text:p>
      <text:p text:style-name="DocCode"><text:span text:style-name="T4"><text:s text:c="5"/>*/</text:span></text:p>
      <text:p text:style-name="DocCode"><text:span text:style-name="T4"><text:s text:c="4"/>~Model6DOF();</text:span></text:p>
      <text:p text:style-name="DocCode"><text:span text:style-name="T4"/></text:p>
      <text:p text:style-name="DocText"><text:span text:style-name="T4"/></text:p>
      <text:p text:style-name="P12"><text:span text:style-name="T5">The next function is the important one. <text:s/>It defines the equations of motion. <text:s/>You do not need to change anything in the header file. <text:s/>Just know that this is one of the main functions we will edit in the source file. <text:s/>The function also includes extensive documentation in the header file. <text:s/>The documentation was removed for breavity.</text:span></text:p>
      <text:p text:style-name="P21"><text:span text:style-name="T4">//==============================Section Separator ===========================================</text:span></text:p>
      <text:p text:style-name="DocCode"><text:span text:style-name="T4">protected:</text:span></text:p>
      <text:p text:style-name="P17"><text:span text:style-name="T4"><text:s text:c="4"/>//-----------------------------Function Separator------------------------------------------</text:span></text:p>
      <text:p text:style-name="DocCode"><text:span text:style-name="T4"><text:s text:c="4"/>/**</text:span></text:p>
      <text:p text:style-name="DocCode"><text:span text:style-name="T4"><text:s text:c="5"/>* @brief The function used to define the equation of motion objects.</text:span></text:p>
      <text:p text:style-name="DocCode"><text:span text:style-name="T4"><text:s text:c="5"/>*</text:span></text:p>
      <text:p text:style-name="DocCode"><text:span text:style-name="T4"><text:tab/>... </text:span></text:p>
      <text:p text:style-name="DocCode"><text:span text:style-name="T4"><text:s text:c="5"/>*</text:span></text:p>
      <text:p text:style-name="DocCode"><text:span text:style-name="T4"><text:s text:c="5"/>* @sa AddEquation()</text:span></text:p>
      <text:p text:style-name="DocCode"><text:span text:style-name="T4"><text:s text:c="5"/>* @sa EquationofMotion</text:span></text:p>
      <text:p text:style-name="DocCode"><text:span text:style-name="T4"><text:s text:c="5"/>*/</text:span></text:p>
      <text:p text:style-name="DocCode"><text:span text:style-name="T4"><text:s text:c="4"/>void DefineEquations();</text:span></text:p>
      <text:p text:style-name="DocCode"><text:span text:style-name="T4"/></text:p>
      <text:p text:style-name="DocText"><text:span text:style-name="T4"/></text:p>
      <text:p text:style-name="P13"><text:span text:style-name="T6">There is nothing else to define in the private space.</text:span></text:p>
      <text:p text:style-name="DocCode"><text:span text:style-name="T4">//==============================Section Separator ===========================================</text:span></text:p>
      <text:p text:style-name="DocCode"><text:span text:style-name="T4">private:</text:span></text:p>
      <text:p text:style-name="DocCode"><text:span text:style-name="T4"/></text:p>
      <text:p text:style-name="DocCode"><text:span text:style-name="T4">};</text:span></text:p>
      <text:p text:style-name="DocCode"><text:span text:style-name="T4"/></text:p>
      <text:p text:style-name="DocCode"><text:span text:style-name="T4">} <text:s text:c="2"/>//End of namespace ofreq</text:span></text:p>
      <text:p text:style-name="DocCode"><text:span text:style-name="T4"/></text:p>
      <text:p text:style-name="DocCode"><text:soft-page-break/><text:span text:style-name="T4">} <text:s text:c="2"/>//End of namespace osea</text:span></text:p>
      <text:p text:style-name="DocCode"><text:span text:style-name="T4"/></text:p>
      <text:p text:style-name="DocCode"><text:span text:style-name="T4">#endif // MODEL6DOF_H</text:span></text:p>
      <text:p text:style-name="P6"><text:span text:style-name="T3"/></text:p>
      <text:p text:style-name="P9"><text:span text:style-name="T8">That concludes the example header file for the 6DOF model. <text:s/>The only major change you needed to make was to change the names of any equations of motion classes that you would include.</text:span></text:p>
      <text:h text:style-name="P26" text:outline-level="1"><text:span text:style-name="T7">Motion Model Source File</text:span></text:h>
      <text:p text:style-name="P9"><text:span text:style-name="T8">The next section shows the corresponding source file for the motion model. <text:s/>The source file is where the real major customization happens.</text:span></text:p>
      <text:p text:style-name="P9"><text:span text:style-name="T4">The first section is just general header information .</text:span></text:p>
      <text:p text:style-name="P22"><text:span text:style-name="T4">/*----------------------------------------*- C++ -*--------------------------------------------*\</text:span></text:p>
      <text:p text:style-name="P22"><text:span text:style-name="T4">| O pen <text:s text:c="8"/>| OpenSea: The Open Source Seakeeping Suite <text:s text:c="36"/>|</text:span></text:p>
      <text:p text:style-name="P22"><text:span text:style-name="T4">| S eakeeping<text:tab/> <text:s/>| Web: <text:s text:c="4"/>www.opensea.dmsonline.us <text:s text:c="44"/>|</text:span></text:p>
      <text:p text:style-name="P22"><text:span text:style-name="T4">| E valuation <text:s text:c="2"/>| <text:s text:c="78"/>|</text:span></text:p>
      <text:p text:style-name="P22"><text:span text:style-name="T4">| A nalysis <text:s text:c="4"/>| <text:s text:c="78"/>|</text:span></text:p>
      <text:p text:style-name="P22"><text:span text:style-name="T4">\*---------------------------------------------------------------------------------------------*/</text:span></text:p>
      <text:p text:style-name="P22"><text:span text:style-name="T4"/></text:p>
      <text:p text:style-name="P22"><text:span text:style-name="T4">/*---------------------------------------------------------------------------------------------*\</text:span></text:p>
      <text:p text:style-name="P22"><text:span text:style-name="T4"><text:s/>*Revision History</text:span></text:p>
      <text:p text:style-name="P22"><text:span text:style-name="T4"><text:s/>*------------------------------------------------------------------------------------------</text:span></text:p>
      <text:p text:style-name="P22"><text:span text:style-name="T4"><text:s/>*Date<text:tab/><text:tab/>Author<text:tab/><text:tab/><text:tab/><text:tab/>Description</text:span></text:p>
      <text:p text:style-name="P22"><text:span text:style-name="T4"><text:s/>*----------------------------------------------------------------------------------------------</text:span></text:p>
      <text:p text:style-name="P22"><text:span text:style-name="T4"><text:s/>*Mar 09 2013<text:tab/>Nicholas Barczak<text:tab/><text:tab/>Initially Created</text:span></text:p>
      <text:p text:style-name="P22"><text:span text:style-name="T4"><text:s/>*</text:span></text:p>
      <text:p text:style-name="P22"><text:span text:style-name="T4">\*---------------------------------------------------------------------------------------------*/</text:span></text:p>
      <text:p text:style-name="P22"><text:span text:style-name="T4"/></text:p>
      <text:p text:style-name="P14"><text:span text:style-name="T4"/></text:p>
      <text:p text:style-name="P14"><text:span text:style-name="T4">This section is legally required licensing information. <text:s/>Under the terms of the GNU license, it must be included. <text:s/>This also provides legal if the user created a new custom motion model and wanted to redistribute it.</text:span></text:p>
      <text:p text:style-name="P22"><text:span text:style-name="T4">//License</text:span></text:p>
      <text:p text:style-name="P22"><text:span text:style-name="T4">/*---------------------------------------------------------------------------------------------*\</text:span></text:p>
      <text:p text:style-name="P22"><text:span text:style-name="T4"><text:s/>*Copyright Datawave Marine Solutions, 2013.</text:span></text:p>
      <text:p text:style-name="P22"><text:span text:style-name="T4"><text:s/>*This file is part of OpenSEA.</text:span></text:p>
      <text:p text:style-name="P22"><text:span text:style-name="T4"/></text:p>
      <text:p text:style-name="P22"><text:span text:style-name="T4"><text:s/>*OpenSEA is free software: you can redistribute it and/or modify</text:span></text:p>
      <text:p text:style-name="P22"><text:span text:style-name="T4"><text:s/>*it under the terms of the GNU General Public License as published by</text:span></text:p>
      <text:p text:style-name="P22"><text:span text:style-name="T4"><text:s/>*the Free Software Foundation, either version 3 of the License, or</text:span></text:p>
      <text:p text:style-name="P22"><text:span text:style-name="T4"><text:s/>*(at your option) any later version.</text:span></text:p>
      <text:p text:style-name="P22"><text:span text:style-name="T4"/></text:p>
      <text:p text:style-name="P22"><text:span text:style-name="T4"><text:s/>*OpenSEA is distributed in the hope that it will be useful,</text:span></text:p>
      <text:p text:style-name="P22"><text:span text:style-name="T4"><text:s/>*but WITHOUT ANY WARRANTY; without even the implied warranty of</text:span></text:p>
      <text:p text:style-name="P22"><text:span text:style-name="T4"><text:s/>*MERCHANTABILITY or FITNESS FOR A PARTICULAR PURPOSE. <text:s/>See the</text:span></text:p>
      <text:p text:style-name="P22"><text:span text:style-name="T4"><text:s/>*GNU General Public License for more details.</text:span></text:p>
      <text:p text:style-name="P22"><text:span text:style-name="T4"/></text:p>
      <text:p text:style-name="P22"><text:span text:style-name="T4"><text:s/>*You should have received a copy of the GNU General Public License</text:span></text:p>
      <text:p text:style-name="P22"><text:span text:style-name="T4"><text:s/>*along with OpenSEA. <text:s/>If not, see &lt;http://www.gnu.org/licenses/&gt;.</text:span></text:p>
      <text:p text:style-name="P22"><text:span text:style-name="T4">\*---------------------------------------------------------------------------------------------*/</text:span></text:p>
      <text:p text:style-name="P22"><text:span text:style-name="T4"/></text:p>
      <text:p text:style-name="P14"><text:span text:style-name="T8"/></text:p>
      <text:p text:style-name="P14"><text:span text:style-name="T8">This section includes the information from the header file and sets the right namespace. <text:s/>You do not need to make any changes here.</text:span></text:p>
      <text:p text:style-name="DocCode"><text:span text:style-name="T8"/></text:p>
      <text:p text:style-name="P20"><text:span text:style-name="T4">//################################# Class Separator ############################################</text:span></text:p>
      <text:p text:style-name="DocCode"><text:span text:style-name="T8">#include "model6dof.h"</text:span></text:p>
      <text:p text:style-name="DocCode"><text:span text:style-name="T8"/></text:p>
      <text:p text:style-name="DocCode"><text:span text:style-name="T8">using namespace osea::ofreq;</text:span></text:p>
      <text:p text:style-name="DocCode"><text:soft-page-break/><text:span text:style-name="T8"/></text:p>
      <text:p text:style-name="P22"><text:span text:style-name="T8">//==================================Section Separator ==============================================</text:span></text:p>
      <text:p text:style-name="DocCode"><text:span text:style-name="T8">//Public Members</text:span></text:p>
      <text:p text:style-name="DocCode"><text:span text:style-name="T8"/></text:p>
      <text:p text:style-name="DocText"><text:span text:style-name="T8"/></text:p>
      <text:p text:style-name="P14"><text:span text:style-name="T8">You can see that the constructor invokes the constructor from the parent class. <text:s/>And it defines the equations at this point. <text:s/>But you do not need to make any changes here. <text:s/>All the required changes are hidden inside the DefineEquations() function.</text:span></text:p>
      <text:p text:style-name="DocCode"><text:span text:style-name="T8">//----------------------------------Function Separator ---------------------------------------------</text:span></text:p>
      <text:p text:style-name="DocCode"><text:span text:style-name="T8">Model6DOF::Model6DOF() :</text:span></text:p>
      <text:p text:style-name="DocCode"><text:span text:style-name="T8"><text:s text:c="4"/>MotionModel()</text:span></text:p>
      <text:p text:style-name="DocCode"><text:span text:style-name="T8">{</text:span></text:p>
      <text:p text:style-name="DocCode"><text:span text:style-name="T8"><text:s text:c="4"/>//Define the motion model, with all equations</text:span></text:p>
      <text:p text:style-name="DocCode"><text:span text:style-name="T8"><text:s text:c="4"/>DefineEquations();</text:span></text:p>
      <text:p text:style-name="DocCode"><text:span text:style-name="T8">}</text:span></text:p>
      <text:p text:style-name="DocCode"><text:span text:style-name="T8"/></text:p>
      <text:p text:style-name="P22"><text:span text:style-name="T8">//----------------------------------Function Separator ---------------------------------------------</text:span></text:p>
      <text:p text:style-name="DocCode"><text:span text:style-name="T8">Model6DOF::Model6DOF(std::vector&lt;Body&gt; &amp;listBodIn) :</text:span></text:p>
      <text:p text:style-name="DocCode"><text:span text:style-name="T8"><text:s text:c="4"/>MotionModel(listBodIn)</text:span></text:p>
      <text:p text:style-name="DocCode"><text:span text:style-name="T8">{</text:span></text:p>
      <text:p text:style-name="DocCode"><text:span text:style-name="T8"><text:s text:c="4"/>//Define the motion model, with all equations</text:span></text:p>
      <text:p text:style-name="DocCode"><text:span text:style-name="T8"><text:s text:c="4"/>DefineEquations();</text:span></text:p>
      <text:p text:style-name="DocCode"><text:span text:style-name="T8">}</text:span></text:p>
      <text:p text:style-name="DocCode"><text:span text:style-name="T8"/></text:p>
      <text:p text:style-name="P22"><text:span text:style-name="T8">//----------------------------------Function Separator ---------------------------------------------</text:span></text:p>
      <text:p text:style-name="DocCode"><text:span text:style-name="T8">Model6DOF::~Model6DOF()</text:span></text:p>
      <text:p text:style-name="DocCode"><text:span text:style-name="T8">{</text:span></text:p>
      <text:p text:style-name="DocCode"><text:span text:style-name="T8"/></text:p>
      <text:p text:style-name="DocCode"><text:span text:style-name="T8">}</text:span></text:p>
      <text:p text:style-name="DocCode"><text:span text:style-name="T8"/></text:p>
      <text:p text:style-name="DocText"><text:span text:style-name="T8"/></text:p>
      <text:p text:style-name="P14"><text:span text:style-name="T8">You can see that the code clearly separates out the sections that are standard code from the sections which require customization.</text:span></text:p>
      <text:p text:style-name="P22"><text:span text:style-name="T8">//**************************************************************************************************</text:span></text:p>
      <text:p text:style-name="P22"><text:span text:style-name="T8">//**************************************************************************************************</text:span></text:p>
      <text:p text:style-name="DocCode"><text:span text:style-name="T8">// <text:s text:c="29"/>DO NOT EDIT ANYTHING ABOVE THIS COMMENT BLOCK</text:span></text:p>
      <text:p text:style-name="DocCode"><text:span text:style-name="T8">// <text:s text:c="29"/>DO NOT EDIT ANYTHING ABOVE THIS COMMENT BLOCK</text:span></text:p>
      <text:p text:style-name="P22"><text:span text:style-name="T8">//**************************************************************************************************</text:span></text:p>
      <text:p text:style-name="DocCode"><text:span text:style-name="T8">//</text:span></text:p>
      <text:p text:style-name="P22"><text:span text:style-name="T8">// Seriously, unless you know the consequences of your actions, don't change anything above this </text:span></text:p>
      <text:p text:style-name="P22"><text:span text:style-name="T8">// comment block. This is part of the system to keep your customizations isolated so that you</text:span></text:p>
      <text:p text:style-name="P22"><text:span text:style-name="T8">// don't need to learn all the details of how the rest of the program works.</text:span></text:p>
      <text:p text:style-name="DocCode"><text:span text:style-name="T8">//</text:span></text:p>
      <text:p text:style-name="P22"><text:span text:style-name="T8">//**************************************************************************************************</text:span></text:p>
      <text:p text:style-name="P22"><text:span text:style-name="T8">//**************************************************************************************************</text:span></text:p>
      <text:p text:style-name="DocCode"><text:span text:style-name="T8"/></text:p>
      <text:p text:style-name="DocCode"><text:span text:style-name="T8">//Start editing from here on down.</text:span></text:p>
      <text:p text:style-name="DocCode"><text:span text:style-name="T8">//**************************************************************************************************</text:span></text:p>
      <text:p text:style-name="DocCode"><text:span text:style-name="T8"/></text:p>
      <text:p text:style-name="P22"><text:span text:style-name="T8">//==================================Section Separator ==============================================</text:span></text:p>
      <text:p text:style-name="DocCode"><text:span text:style-name="T8">//Protected Members</text:span></text:p>
      <text:p text:style-name="DocCode"><text:span text:style-name="T8"/></text:p>
      <text:p text:style-name="DocText"><text:span text:style-name="T8"/></text:p>
      <text:p text:style-name="P14"><text:span text:style-name="T8">The DefineEquations() function is where all the customization happens. <text:s/>It follows a regular process.</text:span></text:p>
      <text:list xml:id="list1112590657" text:style-name="L2">
        <text:list-item>
          <text:p text:style-name="P15"><text:span text:style-name="T8">Define a new equation of motion object, based on one of the classes you built.</text:span></text:p>
          <text:list>
            <text:list-item>
              <text:p text:style-name="P15"><text:span text:style-name="T8">The new definition must be a pointer to the new object. <text:s/>And the definition must invoke the constructor which passes the motion model to the equation object. <text:s/>This allows the equation of motion to access all the data contained in the motion model.</text:span></text:p>
            </text:list-item>
          </text:list>
        </text:list-item>
        <text:list-item>
          <text:p text:style-name="P15"><text:span text:style-name="T8">Set the data index for the equation of motion. <text:s/>This must be an integer value. <text:s/>Remember what you set here. That data index will be referenced as the index of the equation of motion in every other section of oFreq.</text:span></text:p>
        </text:list-item>
        <text:list-item>
          <text:p text:style-name="P15"><text:soft-page-break/><text:span text:style-name="T8">Set a name for the equation of motion. <text:s/>This is purely for the user benefit. <text:s/>It should be a short name. Something that can easily fit on a graph.</text:span></text:p>
        </text:list-item>
        <text:list-item>
          <text:p text:style-name="P15"><text:span text:style-name="T8">Set the description for the equation of motion. <text:s/>This is the long version of the name.</text:span></text:p>
        </text:list-item>
        <text:list-item>
          <text:p text:style-name="P15"><text:span text:style-name="T8">Add the equation to the list of equations contained in the motion model. </text:span></text:p>
          <text:list>
            <text:list-item>
              <text:p text:style-name="P15"><text:span text:style-name="T8">Use the function AddEquation(&lt;variable name for your equation&gt;)</text:span></text:p>
            </text:list-item>
          </text:list>
        </text:list-item>
        <text:list-item>
          <text:p text:style-name="P15"><text:span text:style-name="T8">Repeat this process for each equation of motion you have in your motion model.</text:span></text:p>
        </text:list-item>
      </text:list>
      <text:p text:style-name="P22"><text:span text:style-name="T8">//----------------------------------Function Separator ---------------------------------------------</text:span></text:p>
      <text:p text:style-name="DocCode"><text:span text:style-name="T8">void Model6DOF::DefineEquations()</text:span></text:p>
      <text:p text:style-name="DocCode"><text:span text:style-name="T8">{</text:span></text:p>
      <text:p text:style-name="DocCode"><text:span text:style-name="T8"><text:s text:c="4"/>//Defines all equations for a six-degree of freedom (6DOF) rigid body dynamics motion model.</text:span></text:p>
      <text:p text:style-name="DocCode"><text:span text:style-name="T8"/></text:p>
      <text:p text:style-name="DocCode"><text:span text:style-name="T8"><text:s text:c="4"/>//First create an equation object for translation.</text:span></text:p>
      <text:p text:style-name="DocCode"><text:span text:style-name="T8"><text:s text:c="4"/>EqnTranslation *MotTrans1 = new EqnTranslation(this); <text:s text:c="4"/>//Creation statement</text:span></text:p>
      <text:p text:style-name="DocCode"><text:span text:style-name="T8"><text:s text:c="4"/>MotTrans1-&gt;setDataIndex(1); <text:s text:c="2"/>//Set data index. <text:s/>Data index for X-axis translation.</text:span></text:p>
      <text:p text:style-name="DocCode"><text:span text:style-name="T8"><text:s text:c="4"/>MotTrans1-&gt;setName("TransX"); <text:s text:c="4"/>//Set short name for equation.</text:span></text:p>
      <text:p text:style-name="DocCode"><text:span text:style-name="T8"><text:s text:c="4"/>MotTrans1-&gt;setDescription("Linear translation, X-axis"); <text:s/>//Set long description for equation.</text:span></text:p>
      <text:p text:style-name="DocCode"><text:span text:style-name="T8"><text:s text:c="4"/>AddEquation(MotTrans1); <text:s/>//Add the Equation to the list of equations.</text:span></text:p>
      <text:p text:style-name="DocCode"><text:span text:style-name="T8"/></text:p>
      <text:p text:style-name="DocCode"><text:span text:style-name="T8"><text:s text:c="4"/>EqnTranslation *MotTrans2 = new EqnTranslation(this); <text:s text:c="3"/>//Create next equation.</text:span></text:p>
      <text:p text:style-name="DocCode"><text:span text:style-name="T8"><text:s text:c="4"/>MotTrans2-&gt;setDataIndex(2); <text:s/>//Set data index. <text:s/>Data index for Y-axis translation.</text:span></text:p>
      <text:p text:style-name="DocCode"><text:span text:style-name="T8"><text:s text:c="4"/>MotTrans2-&gt;setName("TransY"); <text:s text:c="3"/>//Set short name for equation.</text:span></text:p>
      <text:p text:style-name="DocCode"><text:span text:style-name="T8"><text:s text:c="4"/>MotTrans2-&gt;setDescription("Linear translation, Y-axis"); //Set long description for equation.</text:span></text:p>
      <text:p text:style-name="DocCode"><text:span text:style-name="T8"><text:s text:c="4"/>AddEquation(MotTrans2); //Add the equation to the list of equations.</text:span></text:p>
      <text:p text:style-name="DocCode"><text:span text:style-name="T8"/></text:p>
      <text:p text:style-name="DocCode"><text:span text:style-name="T8"><text:s text:c="4"/>EqnTranslation *MotTrans3 = new EqnTranslation(this); <text:s text:c="3"/>//Create next equation.</text:span></text:p>
      <text:p text:style-name="DocCode"><text:span text:style-name="T8"><text:s text:c="4"/>MotTrans3-&gt;setDataIndex(3); <text:s/>//Set data index. <text:s/>Data index for Z-axis translation.</text:span></text:p>
      <text:p text:style-name="DocCode"><text:span text:style-name="T8"><text:s text:c="4"/>MotTrans3-&gt;setName("TransZ"); <text:s text:c="3"/>//Set short name for equation.</text:span></text:p>
      <text:p text:style-name="DocCode"><text:span text:style-name="T8"><text:s text:c="4"/>MotTrans3-&gt;setDescription("Linear translation, Z-axis"); //Set long description for equation.</text:span></text:p>
      <text:p text:style-name="DocCode"><text:span text:style-name="T8"><text:s text:c="4"/>AddEquation(MotTrans3); //Add the equation to the list of equations.</text:span></text:p>
      <text:p text:style-name="DocCode"><text:span text:style-name="T8"/></text:p>
      <text:p text:style-name="DocCode"><text:span text:style-name="T8"/></text:p>
      <text:p text:style-name="DocText"><text:span text:style-name="T8"/></text:p>
      <text:p text:style-name="P14"><text:span text:style-name="T8">You can see that in this section, a new equation of motion was required to describe a different type of motion on the body. <text:s/>But it was still the same process as described before.</text:span></text:p>
      <text:p text:style-name="DocCode"><text:span text:style-name="T8"><text:s text:c="4"/>EqnRotation *MotRot1 = new EqnRotation(this); <text:s text:c="3"/>//Create next equation.</text:span></text:p>
      <text:p text:style-name="DocCode"><text:span text:style-name="T8"><text:s text:c="4"/>MotRot1-&gt;setDataIndex(4); <text:s text:c="3"/>//Set data index. <text:s/>Data index for X-axis rotation.</text:span></text:p>
      <text:p text:style-name="DocCode"><text:span text:style-name="T8"><text:s text:c="4"/>MotRot1-&gt;setName("RotX"); <text:s text:c="3"/>//Set short name for equation.</text:span></text:p>
      <text:p text:style-name="DocCode"><text:span text:style-name="T8"><text:s text:c="4"/>MotRot1-&gt;setDescription("Angular rotation, about X-axis"); <text:s text:c="2"/>//Set description for equation.</text:span></text:p>
      <text:p text:style-name="DocCode"><text:span text:style-name="T8"><text:s text:c="4"/>AddEquation(MotRot1); <text:s text:c="2"/>//Add the equation ot the list of equations.</text:span></text:p>
      <text:p text:style-name="DocCode"><text:span text:style-name="T8"/></text:p>
      <text:p text:style-name="DocCode"><text:span text:style-name="T8"><text:s text:c="4"/>EqnRotation *MotRot2 = new EqnRotation(this); <text:s text:c="3"/>//Create next equation.</text:span></text:p>
      <text:p text:style-name="DocCode"><text:span text:style-name="T8"><text:s text:c="4"/>MotRot2-&gt;setDataIndex(5); <text:s text:c="3"/>//Set data index. <text:s/>Data index for Y-axis rotation.</text:span></text:p>
      <text:p text:style-name="DocCode"><text:span text:style-name="T8"><text:s text:c="4"/>MotRot2-&gt;setName("RotY"); <text:s text:c="3"/>//Set short name for equation.</text:span></text:p>
      <text:p text:style-name="DocCode"><text:span text:style-name="T8"><text:s text:c="4"/>MotRot2-&gt;setDescription("Angular rotation, about Y-axis"); <text:s text:c="2"/>//Set description for equation.</text:span></text:p>
      <text:p text:style-name="DocCode"><text:span text:style-name="T8"><text:s text:c="4"/>AddEquation(MotRot2); <text:s text:c="2"/>//Add the equation ot the list of equations.</text:span></text:p>
      <text:p text:style-name="DocCode"><text:span text:style-name="T8"/></text:p>
      <text:p text:style-name="DocCode"><text:span text:style-name="T8"><text:s text:c="4"/>EqnRotation *MotRot3 = new EqnRotation(this); <text:s text:c="3"/>//Create next equation.</text:span></text:p>
      <text:p text:style-name="DocCode"><text:span text:style-name="T8"><text:s text:c="4"/>MotRot3-&gt;setDataIndex(6); <text:s text:c="3"/>//Set data index. <text:s/>Data index for Z-axis rotation.</text:span></text:p>
      <text:p text:style-name="DocCode"><text:span text:style-name="T8"><text:s text:c="4"/>MotRot3-&gt;setName("RotZ"); <text:s text:c="3"/>//Set short name for equation.</text:span></text:p>
      <text:p text:style-name="DocCode"><text:span text:style-name="T8"><text:s text:c="4"/>MotRot3-&gt;setDescription("Angular rotation, about Z-axis"); <text:s text:c="2"/>//Set description for equation.</text:span></text:p>
      <text:p text:style-name="DocCode"><text:span text:style-name="T8"><text:s text:c="4"/>AddEquation(MotRot3); <text:s text:c="2"/>//Add the equation ot the list of equations.</text:span></text:p>
      <text:p text:style-name="DocCode"><text:span text:style-name="T8"/></text:p>
      <text:p text:style-name="DocCode"><text:span text:style-name="T8"><text:s text:c="4"/>//All equations added.</text:span></text:p>
      <text:p text:style-name="DocText"><text:span text:style-name="T8"/></text:p>
      <text:p text:style-name="P14"><text:span text:style-name="T8">Now that the equations are all defined and added, the model itself must get some definitions. <text:s/></text:span></text:p>
      <text:list xml:id="list1164504803" text:continue-list="list1112590657" text:style-name="L2">
        <text:list-item text:start-value="1">
          <text:p text:style-name="P15"><text:span text:style-name="T8">Set a name for the motion model. <text:s/>This is purely for the user benefit. <text:s/>It should be a short name. Something that can easily fit on a graph.</text:span></text:p>
        </text:list-item>
        <text:list-item>
          <text:p text:style-name="P15"><text:span text:style-name="T8">Set the description for the motion model. <text:s/>This is the long version of the name.</text:span></text:p>
        </text:list-item>
      </text:list>
      <text:p text:style-name="DocCode"><text:span text:style-name="T8"/></text:p>
      <text:p text:style-name="DocCode"><text:soft-page-break/><text:span text:style-name="T8"><text:s text:c="4"/>//Define name for motion model. <text:s/>Used to select the motion model in the input files.</text:span></text:p>
      <text:p text:style-name="DocCode"><text:span text:style-name="T8"><text:s text:c="4"/>setName("6DOF");</text:span></text:p>
      <text:p text:style-name="DocCode"><text:span text:style-name="T8"><text:s text:c="4"/>//Define description for motion model. <text:s/>Just for user reference in output.</text:span></text:p>
      <text:p text:style-name="DocCode"><text:span text:style-name="T8"><text:s text:c="4"/>setDescription("Six degree of freedom (6DOF) rigid body dynamics model");</text:span></text:p>
      <text:p text:style-name="DocCode"><text:span text:style-name="T8"/></text:p>
      <text:p text:style-name="DocCode"><text:span text:style-name="T8"><text:s text:c="4"/>//All done. <text:s/>Motion model fully defined.</text:span></text:p>
      <text:p text:style-name="DocCode"><text:span text:style-name="T8">}</text:span></text:p>
      <text:p text:style-name="DocCode"><text:span text:style-name="T8"/></text:p>
      <text:p text:style-name="DocText"><text:span text:style-name="T8"/></text:p>
      <text:p text:style-name="P14"><text:span text:style-name="T8">There are not private members to define. <text:s/>This text is not really necessary, but the developer included out of personal style preferences.</text:span></text:p>
      <text:p text:style-name="P22"><text:span text:style-name="T8">//==================================Section Separator ==============================================</text:span></text:p>
      <text:p text:style-name="DocCode"><text:span text:style-name="T8">//Private Memb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 style:master-page-name="">
      <style:paragraph-properties fo:margin-top="0in" fo:margin-bottom="0in" style:contextual-spacing="false" fo:line-height="100%" style:page-number="auto" fo:padding="0.0201in" fo:border-left="2.01pt solid #000000" fo:border-right="none" fo:border-top="none" fo:border-bottom="none" style:shadow="none"/>
      <style:text-properties style:font-name="Courier New" fo:font-size="8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U04-0100.0020.0010_example_motion_model.odt</text:file-name></text:span><text:tab/> <text:a xlink:type="simple" xlink:href="http://www.dmsonline.us/"><text:span text:style-name="MT1">www.dmsonline.us</text:span></text:a><text:tab/>Page <text:page-number text:select-page="current">6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U04-0100.0020.001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7T17:07:44</meta:creation-date>
    <meta:editing-cycles>6</meta:editing-cycles>
    <meta:editing-duration>PT20M27S</meta:editing-duration>
    <dc:description>Example of a motion model.  Example is broken down to different features.</dc:description>
    <dc:subject>U04-0100.0020.0010</dc:subject>
    <dc:title>Example Motion Model</dc:title>
    <dc:date>2014-04-27T17:56:19</dc:date>
    <meta:document-statistic meta:table-count="0" meta:image-count="0" meta:object-count="0" meta:page-count="8" meta:paragraph-count="286" meta:word-count="2374" meta:character-count="19681" meta:non-whitespace-character-count="16515"/>
    <meta:user-defined meta:name="Info 1"/>
    <meta:user-defined meta:name="Info 2"/>
    <meta:user-defined meta:name="Info 3"/>
    <meta:user-defined meta:name="Info 4"/>
  </office:meta>
</office:document-meta>
</file>